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ce16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style-name="ce37" office:value-type="string">
            <text:p>ShowSeed</text:p>
          </table:table-cell>
          <table:table-cell table:number-columns-repeated="995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Rabbit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60">
            <text:p>6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99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997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m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Monkey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2">
            <text:p>2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6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4"/>
          <table:table-cell office:value-type="float" office:value="0.15">
            <text:p>0.15</text:p>
          </table:table-cell>
          <table:table-cell table:number-columns-repeated="99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5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Duck</text:p>
          </table:table-cell>
          <table:table-cell table:number-columns-repeated="1003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4"/>
          <table:table-cell office:value-type="string">
            <text:p>Bear</text:p>
          </table:table-cell>
          <table:table-cell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1003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string">
            <text:p>Slug</text:p>
          </table:table-cell>
          <table:table-cell table:number-columns-repeated="4"/>
          <table:table-cell table:number-columns-repeated="2"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4"/>
          <table:table-cell office:value-type="string">
            <text:p>Frog</text:p>
          </table:table-cell>
          <table:table-cell table:number-columns-repeated="1003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2"/>
          <table:table-cell table:style-name="ce16" office:value-type="string">
            <text:p>Y</text:p>
          </table:table-cell>
          <table:table-cell table:number-columns-repeated="995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table:number-columns-repeated="1003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Slug</text:p>
          </table:table-cell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string">
            <text:p>Bear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4"/>
          <table:table-cell table:style-name="ce3"/>
          <table:table-cell table:style-name="ce36" table:number-columns-repeated="1003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9/15/2018</text:date>, <text:time>13:4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9-15T13:40:50.15</dc:date>
    <dc:creator>Seab Dinch</dc:creator>
    <meta:editing-duration>P65DT17M18S</meta:editing-duration>
    <meta:editing-cycles>235</meta:editing-cycles>
    <meta:generator>OpenOffice/4.1.2$Win32 OpenOffice.org_project/412m3$Build-9782</meta:generator>
    <meta:document-statistic meta:table-count="3" meta:cell-count="1777" meta:object-count="0"/>
  </office:meta>
</office:document-meta>
</file>